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5-10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5-04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5-01-0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4-04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4-01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3-01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2-04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2-01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1-10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1-04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1-01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20-01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9-10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9-04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9-01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8-01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7-01-04 18:2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6-01-11 18:4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5-01-14 17:16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4-01-16 16:5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3-01-18 15:4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2-01-06 16:37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253098503402</text:p>
          </table:table-cell>
          <table:table-cell office:value-type="string" calcext:value-type="string">
            <text:p>21S 14W 22AAC 02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